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E" style:family="table-column">
      <style:table-column-properties style:column-width="2.131cm"/>
    </style:style>
    <style:style style:name="Tabla4.F" style:family="table-column">
      <style:table-column-properties style:column-width="3.538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break-before="page"/>
    </style:style>
    <style:style style:name="P15" style:family="paragraph" style:parent-style-name="Text_20_body">
      <style:paragraph-properties fo:text-align="center" style:justify-single-word="false" fo:break-before="page"/>
    </style:style>
    <style:style style:name="P16" style:family="paragraph" style:parent-style-name="Text_20_body">
      <style:paragraph-properties fo:text-align="justify" style:justify-single-word="false"/>
    </style:style>
    <style:style style:name="P17" style:family="paragraph" style:parent-style-name="Text_20_body" style:list-style-name="L3">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Text_20_body" style:list-style-name="L4">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1" style:family="paragraph" style:parent-style-name="Text_20_body" style:list-style-name="L2">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2" style:family="paragraph" style:parent-style-name="Text_20_body" style:list-style-name="L1">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3" style:family="paragraph" style:parent-style-name="Standard" style:master-page-name="First_20_Page">
      <style:paragraph-properties style:page-number="auto"/>
    </style:style>
    <style:style style:name="P24" style:family="paragraph" style:parent-style-name="Table_20_Contents">
      <style:paragraph-properties fo:text-align="start" style:justify-single-word="fals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font-weight="normal" style:font-weight-asian="normal" style:font-weight-complex="normal"/>
    </style:style>
    <style:style style:name="T3" style:family="text">
      <style:text-properties style:font-name-asian="TimesNewRomanPSMT" style:font-name-complex="TimesNewRomanPSMT"/>
    </style:style>
    <style:style style:name="T4" style:family="text">
      <style:text-properties fo:language="es" fo:country="ES" style:font-name-asian="TimesNewRomanPSMT" style:font-name-complex="TimesNewRomanPSM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Title">PAUTAS DE USO DEL SOFTWARE PROPUESTO</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07 de Diciembre de 2017</text:p>
          </table:table-cell>
        </table:table-row>
        <table:table-row>
          <table:table-cell table:style-name="Tabla3.A1" office:value-type="string">
            <text:p text:style-name="P8">Revisión:</text:p>
          </table:table-cell>
          <table:table-cell table:style-name="Tabla3.A1" office:value-type="string">
            <text:p text:style-name="P8">3.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5"/>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6"><text:a xlink:type="simple" xlink:href="#__RefHeading__1033_1324887256">TAIGA<text:tab/>4</text:a></text:p>
          <text:p text:style-name="P26"><text:a xlink:type="simple" xlink:href="#__RefHeading___Toc234_153339800">TELEGRAM<text:tab/>4</text:a></text:p>
          <text:p text:style-name="P26"><text:a xlink:type="simple" xlink:href="#__RefHeading__1037_1324887256">THUNDERBIRD<text:tab/>4</text:a></text:p>
          <text:p text:style-name="P26"><text:a xlink:type="simple" xlink:href="#__RefHeading__1039_1324887256">GITHUB<text:tab/>4</text:a></text:p>
          <text:p text:style-name="P26"><text:a xlink:type="simple" xlink:href="#__RefHeading__1041_1324887256">TOGGL<text:tab/>5</text:a></text:p>
        </text:index-body>
      </text:table-of-content>
      <text:p text:style-name="P12"/>
      <text:p text:style-name="P14"/>
      <table:table table:name="Tabla4" table:style-name="Tabla4">
        <table:table-column table:style-name="Tabla4.A" table:number-columns-repeated="4"/>
        <table:table-column table:style-name="Tabla4.E"/>
        <table:table-column table:style-name="Tabla4.F"/>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Alejandro Vázquez</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06/12/17</text:p>
          </table:table-cell>
          <table:table-cell table:style-name="Tabla4.F3" office:value-type="string">
            <text:p text:style-name="P8">Versión inicial del documento</text:p>
          </table:table-cell>
        </table:table-row>
        <table:table-row>
          <table:table-cell table:style-name="Tabla4.A3" office:value-type="string">
            <text:p text:style-name="P8">2.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07/12/17</text:p>
          </table:table-cell>
          <table:table-cell table:style-name="Tabla4.F3" office:value-type="string">
            <text:p text:style-name="P8">Añadido las pautas de más herramientas</text:p>
          </table:table-cell>
        </table:table-row>
        <table:table-row>
          <table:table-cell table:style-name="Tabla4.A3" office:value-type="string">
            <text:p text:style-name="P8">3.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07/12/17</text:p>
          </table:table-cell>
          <table:table-cell table:style-name="Tabla4.F3" office:value-type="string">
            <text:p text:style-name="P8">Corrección de las pautas de algunas herramientas</text:p>
          </table:table-cell>
        </table:table-row>
      </table:table>
      <text:p text:style-name="P12"/>
      <text:h text:style-name="P25" text:outline-level="1"><text:bookmark-start text:name="__RefHeading__1033_1324887256"/>TAIGA<text:bookmark-end text:name="__RefHeading__1033_1324887256"/></text:h>
      <text:p text:style-name="P16"><text:span text:style-name="T2">Taiga es una aplicación de gestión de proyecto en la que podemos realizar un seguimiento del progreso de nuestro proeycto, pudiendose ver el estado de cada tarea y a quien se ha asignado. Para el buen uso de esta aplicación se recomienda seguir las siguientes pautas:</text:span></text:p>
      <text:list xml:id="list8724722182822642151" text:style-name="L3">
        <text:list-item>
          <text:p text:style-name="P17">Se recomienda tener un nombre de usuario intuitivo con el que se pueda identificar de manera rápida la persona a la que ha sido asignado una tarea.</text:p>
        </text:list-item>
        <text:list-item>
          <text:p text:style-name="P17">Tiene que existir un número de sprints creados igual al número de iteraciones que vamos a realizar, en nuestro caso 4.</text:p>
        </text:list-item>
        <text:list-item>
          <text:p text:style-name="P17">Cada tarea debe estar asignado como mínimo a un miembro del grupo para que éste la pueda realizar y actualizar sin ninguna confusión.</text:p>
        </text:list-item>
        <text:list-item>
          <text:p text:style-name="P17">Se recomienda usar la opción del icono del veneno para seleccionar aquellas tareas que son algo más compleja que el resto y pueden llegar a ser susceptible a alguna ayuda de un compañero.</text:p>
        </text:list-item>
        <text:list-item>
          <text:p text:style-name="P17">Cada tarea debe de estar en su columna apropiada según el estado en el que se encuentra.</text:p>
        </text:list-item>
        <text:list-item>
          <text:p text:style-name="P17">Una tarea asignada a uno mismo no puede ser movida a CLOSED, ésta debe colocarse en su lugar en READY FOR TEST. Otro miembro del grupo es el que debe de revisar dicha tarea y colocarla en CLOSED si lo ve adecuado.</text:p>
        </text:list-item>
        <text:list-item>
          <text:p text:style-name="P17">Una vez se haya acabado una tarea, se debe de dejar un comentario con los links correspondiente al documento almacenado en la herramienta GitHub para poder realizar su descarga. Dichos links deben correponder a los documentos en formato ODT y PDF a menos que se diga lo contrario.</text:p>
        </text:list-item>
      </text:list>
      <text:p text:style-name="P13"/>
      <text:h text:style-name="Heading_20_1" text:outline-level="1"><text:bookmark-start text:name="__RefHeading___Toc234_153339800"/>TELEGRAM<text:bookmark-end text:name="__RefHeading___Toc234_153339800"/></text:h>
      <text:p text:style-name="P18">Telegram es un servicio de mensajería instantánea por Internet multiplataforma. La aplicación esta disponible en Android, IOS, Windows, Linux, y diferentes navegadores web.</text:p>
      <text:p text:style-name="P18">La aplicación de Telegram se basa en una linea asociada a un teléfono móvil, que una vez registremos el número de teléfono en la aplicación podremos usar la misma de manera que podemos mantener conversaciones con distintos usuarios de manera colectiva o individual. Para mantener una conversación con un único usuario basta con buscar su número de teléfono o el nombre del usuario con el que queremos mantener la conversación en el buscador de la aplicación.</text:p>
      <text:p text:style-name="P18">Sin embargo, si lo que queremos es tener una conversación de varios usuarios a la vez, lo que tendríamos que hacer es crear un grupo de usuarios. Una vez creado dicho grupo vamos incorporándolos al mismo.</text:p>
      <text:p text:style-name="P18">Dentro de cada chat, podemos enviar mensajes de texto, mensajes de audio, mensajes multimedia, iconos, llamadas de voz, video-llamadas...</text:p>
      <text:p text:style-name="P12"><text:span text:style-name="T1"/></text:p>
      <text:h text:style-name="Heading_20_1" text:outline-level="1"><text:bookmark-start text:name="__RefHeading__1037_1324887256"/>THUNDERBIRD<text:bookmark-end text:name="__RefHeading__1037_1324887256"/></text:h>
      <text:p text:style-name="P18"><text:span text:style-name="T3">Para el uso de correos electrónicos, usaremos la herramienta de Thunderbird en la que le daremos uso para comunicarnos con nuestro cliente. Para ello debemos de seguir la siguiente pautas de uso:</text:span></text:p>
      <text:list xml:id="list563926800789759328" text:style-name="L4">
        <text:list-item>
          <text:p text:style-name="P19"><text:span text:style-name="T3">Sólo se debe de hacer uso para concertar una reunión con el cliente.</text:span></text:p>
        </text:list-item>
        <text:list-item>
          <text:p text:style-name="P19"><text:span text:style-name="T3">Sólo puede usar esta herramienta el </text:span><text:span text:style-name="T4">product manager, a menos que éste no pueda realizarlo y ceda esa responsabilidad a otro miembro del grupo.</text:span></text:p>
        </text:list-item>
        <text:list-item>
          <text:p text:style-name="P19"><text:span text:style-name="T3">El correo electrónico debe de llevar un asunto acorde con lo propuesto.</text:span></text:p>
        </text:list-item>
        <text:list-item>
          <text:p text:style-name="P19"><text:soft-page-break/><text:span text:style-name="T3">El correo electrónico debe de llevar adjunto la orden del día para que sepa oficialmente cuando y donde será la reunión y para que tenga una idea de que puntos del día se van a llevar a cabo.</text:span></text:p>
        </text:list-item>
        <text:list-item>
          <text:p text:style-name="P19"><text:span text:style-name="T3">Si el cliente no llegase a responder al correo en dos días, se deberá de usar el servicio de Telegram.</text:span></text:p>
        </text:list-item>
        <text:list-item>
          <text:p text:style-name="P19"><text:span text:style-name="T3">Nunca se debe usar para casos de emergencia, para ello se usará el servicio de Telegram.</text:span></text:p>
        </text:list-item>
      </text:list>
      <text:p text:style-name="P18"/>
      <text:h text:style-name="Heading_20_1" text:outline-level="1"><text:bookmark-start text:name="__RefHeading__1039_1324887256"/>GITHUB<text:bookmark-end text:name="__RefHeading__1039_1324887256"/></text:h>
      <text:p text:style-name="P20">Usaremos esta herramienta para almacenar todos los documentos que necesitaremos para poder realizar cada sprint sin ningún problema. Para ello es necesario definir las siguientes pautas de uso:</text:p>
      <text:list xml:id="list5503493969707449234" text:style-name="L2">
        <text:list-item>
          <text:p text:style-name="P21">Se recomienda tener un nombre de usuario intuitivo con el que se pueda identificar de manera rápida la persona que ha almacenado el documento.</text:p>
        </text:list-item>
        <text:list-item>
          <text:p text:style-name="P21">El nombre del documento deberá ser el mismo al indicado en la herramienta Taiga, de manera que sea más fácil de encontrarlo a la hora de necesitarse.</text:p>
        </text:list-item>
        <text:list-item>
          <text:p text:style-name="P21">El formato del documento será siempre en PDF y en ODT.</text:p>
        </text:list-item>
        <text:list-item>
          <text:p text:style-name="P21">A la hora de realizar una subida del fichero, se tiene insertar un título identificativo al nombre del documento, de manera que se pueda obtener fácilmente un control de versiones.</text:p>
        </text:list-item>
        <text:list-item>
          <text:p text:style-name="P21">Se creará las carpetas de ordenes del día, actas firmadas y las que fueran necesarias para tener los documentos mejor organizados.</text:p>
        </text:list-item>
      </text:list>
      <text:p text:style-name="P20"/>
      <text:h text:style-name="Heading_20_1" text:outline-level="1"><text:bookmark-start text:name="__RefHeading__1041_1324887256"/>TOGGL<text:bookmark-end text:name="__RefHeading__1041_1324887256"/></text:h>
      <text:p text:style-name="P20">Esta herramienta la vamos a usar para poder medir el tiempo que vayamos a invertir en cada una de las tareas que tenemos asignadas en el proyecto. Se recomienda seguir las siguiente pautas de uso:</text:p>
      <text:list xml:id="list676862909862127470" text:style-name="L1">
        <text:list-item>
          <text:p text:style-name="P22">Se recomienda tener un nombre de usuario intuitivo con el que se pueda identificar de manera rápida la persona que ha registrado su tiempo.</text:p>
        </text:list-item>
        <text:list-item>
          <text:p text:style-name="P22">Todos y cada uno de los registros deberán estar asignado al workspace del proyecto.</text:p>
        </text:list-item>
        <text:list-item>
          <text:p text:style-name="P22">La descripción del tiempo invertido debe ser exactamente el mismo nombre que se ha descrito en la herramienta Taiga, de manera que se pueda organizar mejor el registro de tiempo y se puedan agrupar.</text:p>
        </text:list-item>
        <text:list-item>
          <text:p text:style-name="P22">Para el registro de tiempo de las reuniones, éstas deberán de llevar una etiqueta que ponga “Reunión” para que se pueda distribuir de manera eficaz a las personas que hayan asistido a dicha reunión.</text:p>
        </text:list-item>
        <text:list-item>
          <text:p text:style-name="P22">Para el registro de tiempo dedicado individualmente, éstas no tiene que llevar ninguna etiqueta asig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UTAS DE USO DEL SOFTWARE PRPUESTO – 3.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3</text:page-number></text:p>
            </table:table-cell>
          </table:table-row>
        </table:table>
        <text:p text:style-name="MP4"/>
      </style:footer>
    </style:master-page>
    <style:master-page style:name="First_20_Page" style:display-name="First Page" style:page-layout-name="Mpm2" style:next-style-name="Standard">
      <style:header>
        <text:p text:style-name="MP5">PAUTAS DE USO DEL SOFTWARE PROPUESTO – 3.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5M51S</meta:editing-duration>
    <meta:editing-cycles>27</meta:editing-cycles>
    <meta:generator>OpenOffice/4.1.1$Win32 OpenOffice.org_project/411m6$Build-9775</meta:generator>
    <dc:date>2017-12-07T15:10:16.63</dc:date>
    <dc:creator>Jesús Vázquez Argumedo</dc:creator>
    <meta:document-statistic meta:table-count="4" meta:image-count="0" meta:object-count="0" meta:page-count="5" meta:paragraph-count="82" meta:word-count="1012" meta:character-count="5801"/>
    <meta:user-defined meta:name="Info 1"/>
    <meta:user-defined meta:name="Info 2"/>
    <meta:user-defined meta:name="Info 3"/>
    <meta:user-defined meta:name="Info 4"/>
  </office:meta>
</office:document-meta>
</file>